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cc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9900" draw:marker-start-width="0.425cm" draw:marker-end-width="0.42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2cm" fo:padding-top="0cm" fo:padding-bottom="0cm" fo:padding-left="0cm" fo:padding-right="0cm"/>
    </style:style>
    <style:style style:name="gr5" style:family="graphic" style:parent-style-name="standard">
      <style:graphic-properties svg:stroke-width="0.05cm" svg:stroke-color="#0000cc" draw:marker-start-width="0.5cm" draw:marker-end-width="0.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cc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cm" svg:stroke-color="#0000cc" draw:marker-start-width="0.5cm" draw:marker-end-width="0.5cm" draw:fill="solid" draw:fill-color="#ffffff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cc" draw:fill="none" draw:fill-color="#ffffff" draw:textarea-vertical-align="middle" fo:min-height="1.2cm" fo:padding-top="0cm" fo:padding-bottom="0cm" fo:padding-left="0cm" fo:padding-right="0cm"/>
    </style:style>
    <style:style style:name="gr9" style:family="graphic" style:parent-style-name="objectwithoutfill">
      <style:graphic-properties svg:stroke-width="0.1cm" svg:stroke-color="#cc0000" draw:marker-start="Arrow_20_concave" draw:marker-start-width="0.455cm" draw:marker-end="Arrow_20_concave" draw:marker-end-width="0.45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5cm" svg:stroke-color="#cc0000" draw:marker-start-width="0.425cm" draw:marker-end-width="0.42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cm" svg:stroke-color="#cc0000" draw:marker-start="Arrow_20_concave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05cm" svg:stroke-color="#000000" draw:marker-start-width="0.355cm" draw:marker-end-width="0.355cm" draw:fill="none" draw:fill-color="#ff9900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8cm" fo:min-width="0cm"/>
    </style:style>
    <style:style style:name="gr14" style:family="graphic" style:parent-style-name="objectwithoutfill">
      <style:graphic-properties svg:stroke-width="0.05cm" draw:marker-start="Arrow_20_concave" draw:marker-start-width="0.355cm" draw:marker-end="Arrow_20_concave" draw:marker-end-width="0.3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99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svg:stroke-width="0.1cm" svg:stroke-color="#0000c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cc0000" draw:marker-start-width="0.35cm" draw:marker-end="Arrow_20_concave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dash" draw:stroke-dash="Fine_20_Dashed_20__28_var_29_" svg:stroke-width="0.05cm" svg:stroke-color="#0099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_20__28_var_29_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1cm" svg:stroke-color="#cc0000" draw:marker-start="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cc0000" draw:marker-start="Arrow_20_concave" draw:marker-start-width="0.45cm" draw:marker-end="" draw:marker-end-width="0.4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cc0000" draw:marker-start="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width="0.05cm" svg:stroke-color="#0000cc" draw:fill="none" draw:fill-color="#ffffff" draw:textarea-vertical-align="middle" fo:min-height="0.96cm" fo:padding-top="0cm" fo:padding-bottom="0cm" fo:padding-left="0cm" fo:padding-right="0cm"/>
    </style:style>
    <style:style style:name="gr28" style:family="graphic" style:parent-style-name="standard">
      <style:graphic-properties svg:stroke-width="0.05cm" svg:stroke-color="#0000cc" draw:marker-start-width="0.355cm" draw:marker-end-width="0.355cm" draw:fill="none" draw:fill-color="#000000" draw:textarea-horizontal-align="justify" draw:textarea-vertical-align="middle" draw:auto-grow-height="false" fo:padding-top="0.025cm" fo:padding-bottom="0.025cm" fo:padding-left="0.025cm" fo:padding-right="0.025cm"/>
    </style:style>
    <style:style style:name="gr29" style:family="graphic" style:parent-style-name="standard">
      <style:graphic-properties svg:stroke-width="0.05cm" svg:stroke-color="#0099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009900" draw:marker-start-width="0.355cm" draw:marker-end-width="0.355cm" draw:fill="none" draw:fill-color="#000000" draw:textarea-horizontal-align="justify" draw:textarea-vertical-align="middle" draw:auto-grow-height="false" fo:padding-top="0.025cm" fo:padding-bottom="0.025cm" fo:padding-left="0.025cm" fo:padding-right="0.025cm"/>
    </style:style>
    <style:style style:name="gr31" style:family="graphic" style:parent-style-name="standard">
      <style:graphic-properties svg:stroke-width="0.05cm" svg:stroke-color="#009900" draw:marker-start-width="0.5cm" draw:marker-end-width="0.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.05cm" svg:stroke-color="#009900" draw:fill="solid" draw:fill-color="#ffffff" draw:textarea-horizontal-align="justify" draw:textarea-vertical-align="middle" draw:auto-grow-height="false"/>
    </style:style>
    <style:style style:name="gr33" style:family="graphic" style:parent-style-name="objectwithoutfill">
      <style:graphic-properties svg:stroke-width="0.05cm" svg:stroke-color="#009900" draw:marker-start-width="0.5cm" draw:marker-end-width="0.5cm" draw:fill="solid" draw:fill-color="#ffffff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.05cm" svg:stroke-color="#009900" draw:fill="none" draw:fill-color="#ffffff" draw:textarea-vertical-align="middle" fo:min-height="0.96cm" fo:padding-top="0cm" fo:padding-bottom="0cm" fo:padding-left="0cm" fo:padding-right="0cm"/>
    </style:style>
    <style:style style:name="gr35" style:family="graphic" style:parent-style-name="objectwithoutfill">
      <style:graphic-properties svg:stroke-width="0.05cm" svg:stroke-color="#0000cc" draw:marker-start="Arrow_20_concave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cm" svg:stroke-color="#009900" draw:marker-start="Arrow_20_concave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1cm" draw:marker-start="Arrow_20_concave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draw:marker-start="Arrow_20_concave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9" style:family="graphic" style:parent-style-name="objectwithoutfill">
      <style:graphic-properties svg:stroke-width="0.1cm" draw:marker-start="Arrow_20_concave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1cm" draw:marker-start="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cc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000000" draw:marker-start-width="0.35cm" draw:marker-end-width="0.35cm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43" style:family="graphic" style:parent-style-name="standard">
      <style:graphic-properties svg:stroke-width="0.1cm" svg:stroke-color="#009900" draw:marker-start-width="0.35cm" draw:marker-end-width="0.35cm" draw:fill="none" draw:textarea-horizontal-align="justify" draw:textarea-vertical-align="top" draw:auto-grow-height="false" fo:padding-top="0.175cm" fo:padding-bottom="0.175cm" fo:padding-left="0.3cm" fo:padding-right="0.3cm"/>
    </style:style>
    <style:style style:name="gr44" style:family="graphic" style:parent-style-name="standard">
      <style:graphic-properties svg:stroke-width="0.1cm" svg:stroke-color="#000000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45cm" fo:min-width="0cm"/>
    </style:style>
    <style:style style:name="gr46" style:family="graphic" style:parent-style-name="objectwithoutfill">
      <style:graphic-properties svg:stroke-width="0.1cm" svg:stroke-color="#3333ff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cm" svg:stroke-color="#3333ff" draw:marker-start="Arrow_20_concave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1" style:family="graphic" style:parent-style-name="objectwithoutfill">
      <style:graphic-properties svg:stroke-width="0.1cm" draw:marker-start-width="0.5cm" draw:marker-end-width="0.5cm" draw:fill="solid" draw:fill-color="#ffffff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color="#000000" draw:fill="none" draw:fill-color="#ffffff" draw:textarea-vertical-align="middle" fo:min-height="1.2cm"/>
    </style:style>
    <style:style style:name="gr5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1.75cm" fo:min-width="0cm"/>
    </style:style>
    <style:style style:name="gr54" style:family="graphic" style:parent-style-name="standard">
      <style:graphic-properties svg:stroke-width="0.1cm" svg:stroke-color="#0099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5" style:family="graphic" style:parent-style-name="standard">
      <style:graphic-properties svg:stroke-width="0.1cm" svg:stroke-color="#0000cc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6" style:family="graphic" style:parent-style-name="standard">
      <style:graphic-properties draw:stroke="dash" draw:stroke-dash="Dashed_20__28_var_29_" svg:stroke-width="0.1cm" svg:stroke-color="#cc0000" draw:marker-start-width="0.43cm" draw:marker-end-width="0.43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7" style:family="graphic" style:parent-style-name="standard">
      <style:graphic-properties svg:stroke-width="0.1cm" svg:stroke-color="#cc0000" draw:marker-start-width="0.43cm" draw:marker-end-width="0.43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textarea-vertical-align="bottom" fo:min-height="1cm"/>
    </style:style>
    <style:style style:name="gr59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true" fo:min-height="0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cm" fo:min-width="0cm"/>
    </style:style>
    <style:style style:name="gr61" style:family="graphic" style:parent-style-name="standard">
      <style:graphic-properties draw:stroke="dash" draw:stroke-dash="Dashed_20__28_var_29_" svg:stroke-width="0.05cm" svg:stroke-color="#cc0000" draw:marker-start-width="0.425cm" draw:marker-end-width="0.425cm" draw:fill="none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cc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009900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009900" fo:font-weight="bold" style:font-weight-asian="bold" style:font-weight-complex="bold"/>
    </style:style>
    <style:style style:name="P5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color="#0000cc" fo:font-weight="bold" style:font-weight-asian="bold" style:font-weight-complex="bold"/>
    </style:style>
    <style:style style:name="P7" style:family="paragraph">
      <style:paragraph-properties fo:text-align="center"/>
      <style:text-properties fo:color="#cc0000"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color="#cc0000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2" style:family="paragraph">
      <style:paragraph-properties fo:text-align="center"/>
      <style:text-properties fo:color="#0000cc" fo:font-size="24pt" style:font-size-asian="24pt" style:font-size-complex="24pt"/>
    </style:style>
    <style:style style:name="P13" style:family="paragraph">
      <style:paragraph-properties fo:text-align="center"/>
      <style:text-properties fo:color="#0000cc" fo:font-size="28pt" style:font-size-asian="28pt" style:font-size-complex="28pt"/>
    </style:style>
    <style:style style:name="P14" style:family="paragraph">
      <style:paragraph-properties fo:text-align="center"/>
      <style:text-properties fo:color="#009900" fo:font-size="28pt" style:font-size-asian="28pt" style:font-size-complex="28pt"/>
    </style:style>
    <style:style style:name="P15" style:family="paragraph">
      <style:paragraph-properties fo:text-align="center"/>
      <style:text-properties fo:color="#009900" fo:font-size="24pt" style:font-size-asian="24pt" style:font-size-complex="24pt"/>
    </style:style>
    <style:style style:name="P16" style:family="paragraph">
      <style:paragraph-properties fo:text-align="center"/>
      <style:text-properties fo:font-size="26pt" style:font-size-asian="26pt" style:font-size-complex="26pt"/>
    </style:style>
    <style:style style:name="P17" style:family="paragraph">
      <style:paragraph-properties fo:text-align="center"/>
      <style:text-properties fo:color="#3333ff" fo:font-weight="bold" style:font-weight-asian="bold" style:font-weight-complex="bold"/>
    </style:style>
    <style:style style:name="P18" style:family="paragraph">
      <style:paragraph-properties fo:text-align="center"/>
      <style:text-properties fo:color="#3333ff"/>
    </style:style>
    <style:style style:name="P19" style:family="paragraph">
      <style:paragraph-properties fo:text-align="end"/>
    </style:style>
    <style:style style:name="P20" style:family="paragraph">
      <style:paragraph-properties fo:text-align="end"/>
      <style:text-properties fo:font-size="26pt" fo:font-weight="bold" style:font-size-asian="26pt" style:font-weight-asian="bold" style:font-size-complex="26pt" style:font-weight-complex="bold"/>
    </style:style>
    <style:style style:name="P21" style:family="paragraph">
      <style:text-properties fo:color="#009900" fo:font-size="28pt" fo:font-weight="bold" style:font-size-asian="28pt" style:font-weight-asian="bold" style:font-size-complex="28pt" style:font-weight-complex="bold"/>
    </style:style>
    <style:style style:name="P22" style:family="paragraph">
      <style:text-properties fo:color="#0000cc" fo:font-size="28pt" fo:font-weight="bold" style:font-size-asian="28pt" style:font-weight-asian="bold" style:font-size-complex="28pt" style:font-weight-complex="bold"/>
    </style:style>
    <style:style style:name="P23" style:family="paragraph">
      <style:text-properties fo:color="#cc0000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0000cc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9900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cc" fo:font-weight="bold" style:font-weight-asian="bold" style:font-weight-complex="bold"/>
    </style:style>
    <style:style style:name="T5" style:family="text">
      <style:text-properties fo:color="#cc0000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9900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cc0000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color="#0000cc" fo:font-size="28pt" style:font-size-asian="28pt" style:font-size-complex="28pt"/>
    </style:style>
    <style:style style:name="T12" style:family="text">
      <style:text-properties fo:color="#0000cc" fo:font-size="24pt" style:font-size-asian="24pt" style:font-size-complex="24pt"/>
    </style:style>
    <style:style style:name="T13" style:family="text">
      <style:text-properties fo:color="#009900" fo:font-size="28pt" style:font-size-asian="28pt" style:font-size-complex="28pt"/>
    </style:style>
    <style:style style:name="T14" style:family="text">
      <style:text-properties fo:color="#009900" fo:font-size="24pt" style:font-size-asian="24pt" style:font-size-complex="24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3333ff" fo:font-weight="bold" style:font-weight-asian="bold" style:font-weight-complex="bold"/>
    </style:style>
    <style:style style:name="T17" style:family="text">
      <style:text-properties fo:color="#3333ff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chitecture" draw:style-name="dp1" draw:master-page-name="Standard">
        <draw:custom-shape draw:style-name="gr1" draw:text-style-name="P2" draw:layer="layout" svg:width="5.5cm" svg:height="5cm" svg:x="2.5cm" svg:y="2.5cm">
          <text:p text:style-name="P1"><text:span text:style-name="T1">Silverligh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5cm" svg:x="13cm" svg:y="2.5cm">
          <text:p text:style-name="P1"><text:span text:style-name="T2">Busines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7cm" svg:height="8cm" svg:x="2cm" svg:y="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7cm" svg:height="2cm" svg:x="2cm" svg:y="8cm">
            <draw:text-box>
              <text:p text:style-name="P1"><text:span text:style-name="T3">Client</text:span></text:p>
            </draw:text-box>
          </draw:frame>
        </draw:g>
        <draw:g>
          <draw:custom-shape draw:style-name="gr3" draw:text-style-name="P4" draw:layer="layout" svg:width="9cm" svg:height="8cm" svg:x="12cm" svg:y="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9cm" svg:height="2cm" svg:x="12cm" svg:y="8cm">
            <draw:text-box>
              <text:p text:style-name="P1"><text:span text:style-name="T3">Serveur</text:span></text:p>
            </draw:text-box>
          </draw:frame>
        </draw:g>
        <draw:g>
          <draw:g>
            <draw:custom-shape draw:style-name="gr5" draw:text-style-name="P1" draw:layer="layout" svg:width="2cm" svg:height="1cm" svg:x="23cm" svg:y="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2cm" svg:height="1.5cm" svg:x="23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cm" svg:height="1cm" svg:x="23cm" svg:y="3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layer="layout" svg:x1="25cm" svg:y1="4cm" svg:x2="25cm" svg:y2="5.5cm">
              <text:p/>
            </draw:line>
            <draw:line draw:style-name="gr7" draw:layer="layout" svg:x1="23cm" svg:y1="4cm" svg:x2="23cm" svg:y2="5.5cm">
              <text:p/>
            </draw:line>
          </draw:g>
          <draw:frame draw:style-name="gr8" draw:text-style-name="P6" draw:layer="layout" svg:width="2cm" svg:height="1.2cm" svg:x="23cm" svg:y="4.625cm">
            <draw:text-box>
              <text:p text:style-name="P1"><text:span text:style-name="T4">BDD</text:span></text:p>
            </draw:text-box>
          </draw:frame>
        </draw:g>
        <draw:line draw:style-name="gr9" draw:text-style-name="P7" draw:layer="layout" svg:x1="8cm" svg:y1="5cm" svg:x2="13cm" svg:y2="5cm">
          <text:p text:style-name="P1"><text:span text:style-name="T5">WCF</text:span><text:span text:style-name="T5"><text:line-break/></text:span><text:span text:style-name="T5"/></text:p>
        </draw:line>
        <draw:custom-shape draw:style-name="gr10" draw:text-style-name="P7" draw:layer="layout" svg:width="5cm" svg:height="1.5cm" draw:transform="rotate (1.5707963267949) translate (18cm 7.5cm)">
          <text:p text:style-name="P1"><text:span text:style-name="T5">Mapping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9.5cm" svg:y1="5cm" svg:x2="23cm" svg:y2="5cm">
          <text:p/>
        </draw:line>
      </draw:page>
      <draw:page draw:name="architecture_3_tiers" draw:style-name="dp1" draw:master-page-name="Standard">
        <draw:custom-shape draw:style-name="gr12" draw:text-style-name="P8" draw:layer="layout" svg:width="7cm" svg:height="1.5cm" svg:x="3cm" svg:y="3cm">
          <text:p text:style-name="P1"><text:span text:style-name="T6">Présent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7cm" svg:height="1.5cm" svg:x="3cm" svg:y="6.5cm">
          <text:p text:style-name="P1"><text:span text:style-name="T6">Logique métier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7cm" svg:height="1.5cm" svg:x="3cm" svg:y="10cm">
          <text:p text:style-name="P1"><text:span text:style-name="T6">Donnée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9cm" svg:height="13cm" svg:x="2cm" svg:y="2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9" draw:layer="layout" svg:width="9cm" svg:height="1.63cm" svg:x="2cm" svg:y="13.37cm">
            <draw:text-box>
              <text:p><text:span text:style-name="T7">Application</text:span></text:p>
            </draw:text-box>
          </draw:frame>
        </draw:g>
        <draw:line draw:style-name="gr14" draw:text-style-name="P1" draw:layer="layout" svg:x1="6.5cm" svg:y1="4.5cm" svg:x2="6.5cm" svg:y2="6.5cm">
          <text:p/>
        </draw:line>
        <draw:line draw:style-name="gr14" draw:text-style-name="P1" draw:layer="layout" svg:x1="6.5cm" svg:y1="8cm" svg:x2="6.5cm" svg:y2="10cm">
          <text:p/>
        </draw:line>
      </draw:page>
      <draw:page draw:name="hierarchie_CSCA_DS" draw:style-name="dp1" draw:master-page-name="Standard">
        <draw:custom-shape draw:style-name="gr15" draw:text-style-name="P3" draw:layer="layout" svg:width="4cm" svg:height="2cm" svg:x="2cm" svg:y="6cm">
          <text:p text:style-name="P1"><text:span text:style-name="T8">CSC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cm" svg:height="2cm" svg:x="9cm" svg:y="6cm">
          <text:p text:style-name="P1"><text:span text:style-name="T1">CSC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cm" svg:height="2cm" svg:x="9cm" svg:y="11cm">
          <text:p text:style-name="P1"><text:span text:style-name="T1">D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2cm" svg:x="2cm" svg:y="11cm">
          <text:p text:style-name="P1"><text:span text:style-name="T8">DS</text:span></text:p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11.5cm" svg:y1="8cm" svg:x2="11.5cm" svg:y2="11cm">
          <text:p text:style-name="P1"><text:span text:style-name="T9">Signe</text:span></text:p>
          <text:p text:style-name="P1"><text:span text:style-name="T9"/></text:p>
        </draw:line>
        <draw:custom-shape draw:style-name="gr16" draw:text-style-name="P2" draw:layer="layout" svg:width="5cm" svg:height="2cm" svg:x="9cm" svg:y="16cm">
          <text:p text:style-name="P1"><text:span text:style-name="T1">Certificat</text:span></text:p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11.5cm" svg:y1="13cm" svg:x2="11.5cm" svg:y2="16cm">
          <text:p text:style-name="P1"><text:span text:style-name="T9">Signe</text:span></text:p>
          <text:p text:style-name="P1"><text:span text:style-name="T9"/></text:p>
        </draw:line>
        <draw:line draw:style-name="gr18" draw:text-style-name="P1" draw:layer="layout" svg:x1="6cm" svg:y1="7cm" svg:x2="9cm" svg:y2="7cm">
          <text:p/>
        </draw:line>
        <draw:line draw:style-name="gr18" draw:text-style-name="P1" draw:layer="layout" svg:x1="6cm" svg:y1="12cm" svg:x2="9cm" svg:y2="12cm">
          <text:p/>
        </draw:line>
        <draw:custom-shape draw:style-name="gr19" draw:text-style-name="P11" draw:layer="layout" svg:width="4cm" svg:height="2cm" svg:x="2cm" svg:y="2cm">
          <text:p text:style-name="P1"><text:span text:style-name="T10">Profils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cm" svg:height="2cm" svg:x="9cm" svg:y="2cm">
          <text:p text:style-name="P1"><text:span text:style-name="T10">Certificats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7.5cm" svg:y1="2cm" svg:x2="7.5cm" svg:y2="18cm">
          <text:p/>
        </draw:line>
        <draw:line draw:style-name="gr21" draw:text-style-name="P10" draw:layer="layout" svg:x1="11cm" svg:y1="6cm" svg:x2="11cm" svg:y2="5cm">
          <text:p/>
        </draw:line>
        <draw:line draw:style-name="gr22" draw:text-style-name="P10" draw:layer="layout" svg:x1="12cm" svg:y1="6cm" svg:x2="12cm" svg:y2="5cm">
          <text:p/>
        </draw:line>
        <draw:line draw:style-name="gr23" draw:text-style-name="P10" draw:layer="layout" svg:x1="11cm" svg:y1="5cm" svg:x2="12cm" svg:y2="5cm">
          <text:p text:style-name="P1"><text:span text:style-name="T9">Auto-signe</text:span></text:p>
          <text:p text:style-name="P1"><text:span text:style-name="T9"/></text:p>
        </draw:line>
      </draw:page>
      <draw:page draw:name="hierarchie_Sopra_Group" draw:style-name="dp1" draw:master-page-name="Standard">
        <draw:custom-shape draw:style-name="gr24" draw:text-style-name="P8" draw:layer="layout" svg:width="7cm" svg:height="3cm" svg:x="13.5cm" svg:y="2cm">
          <text:p text:style-name="P1"><text:span text:style-name="T6">Sopra Group</text:span></text:p>
          <text:p text:style-name="P1"><text:span text:style-name="T6">France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7cm" svg:height="3cm" svg:x="22cm" svg:y="7cm">
          <text:p text:style-name="P1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7cm" svg:height="3cm" svg:x="6cm" svg:y="7cm">
          <text:p text:style-name="P1"><text:span text:style-name="T6">Rhône-Alpes</text:span></text:p>
          <text:p text:style-name="P1"><text:span text:style-name="T6">Auvergne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7.5cm" svg:y1="5cm" svg:x2="9.5cm" svg:y2="7cm">
          <text:p/>
        </draw:line>
        <draw:line draw:style-name="gr25" draw:text-style-name="P1" draw:layer="layout" svg:x1="17.5cm" svg:y1="5cm" svg:x2="25.5cm" svg:y2="7cm">
          <text:p/>
        </draw:line>
        <draw:custom-shape draw:style-name="gr24" draw:text-style-name="P8" draw:layer="layout" svg:width="7cm" svg:height="3cm" svg:x="2cm" svg:y="12cm">
          <text:p text:style-name="P1"><text:span text:style-name="T6">Clermont</text:span></text:p>
          <text:p text:style-name="P1"><text:span text:style-name="T6">Ferrand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7cm" svg:height="3cm" svg:x="10cm" svg:y="12cm">
          <text:p text:style-name="P1"><text:span text:style-name="T6">Lyon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9.5cm" svg:y1="10cm" svg:x2="5.5cm" svg:y2="12cm">
          <text:p/>
        </draw:line>
        <draw:line draw:style-name="gr25" draw:text-style-name="P1" draw:layer="layout" svg:x1="9.5cm" svg:y1="10cm" svg:x2="13.5cm" svg:y2="12cm">
          <text:p/>
        </draw:line>
        <draw:custom-shape draw:style-name="gr24" draw:text-style-name="P8" draw:layer="layout" svg:width="7cm" svg:height="3cm" svg:x="18cm" svg:y="12cm">
          <text:p text:style-name="P1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7cm" svg:height="3cm" svg:x="26cm" svg:y="12cm">
          <text:p text:style-name="P1"><text:span text:style-name="T6">...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25.5cm" svg:y1="10cm" svg:x2="21.5cm" svg:y2="12cm">
          <text:p/>
        </draw:line>
        <draw:line draw:style-name="gr25" draw:text-style-name="P1" draw:layer="layout" svg:x1="25.5cm" svg:y1="10cm" svg:x2="29.5cm" svg:y2="12cm">
          <text:p/>
        </draw:line>
      </draw:page>
      <draw:page draw:name="instances_UML" draw:style-name="dp1" draw:master-page-name="Standard">
        <draw:custom-shape draw:style-name="gr24" draw:text-style-name="P8" draw:layer="layout" svg:width="6cm" svg:height="2cm" svg:x="11cm" svg:y="2cm">
          <text:p text:style-name="P8"><text:span text:style-name="T6">Compagnie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6cm" svg:height="2cm" svg:x="11cm" svg:y="7cm">
          <text:p text:style-name="P8"><text:span text:style-name="T6">Division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6cm" svg:height="2cm" svg:x="11cm" svg:y="12cm">
          <text:p text:style-name="P8"><text:span text:style-name="T6">Domain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1" draw:layer="layout" svg:x1="14cm" svg:y1="5cm" svg:x2="14cm" svg:y2="7cm">
          <text:p/>
        </draw:line>
        <draw:custom-shape draw:style-name="gr3" draw:text-style-name="P1" draw:layer="layout" svg:width="1cm" svg:height="1cm" svg:x="1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1" draw:layer="layout" svg:x1="14cm" svg:y1="10cm" svg:x2="14cm" svg:y2="12cm">
          <text:p/>
        </draw:line>
        <draw:custom-shape draw:style-name="gr19" draw:text-style-name="P1" draw:layer="layout" svg:width="1cm" svg:height="1cm" svg:x="14.5cm" svg:y="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14.5cm" svg:y="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14cm" svg:y="6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14cm" svg:y="11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7cm" svg:y="2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26" draw:text-style-name="P1" draw:layer="layout" svg:x1="18cm" svg:y1="3cm" svg:x2="23cm" svg:y2="3cm">
          <text:p/>
        </draw:line>
        <draw:custom-shape draw:style-name="gr19" draw:text-style-name="P1" draw:layer="layout" svg:width="1cm" svg:height="1cm" svg:x="19cm" svg:y="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17cm" svg:y="3.5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7cm" svg:y="7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1" draw:layer="layout" svg:width="1cm" svg:height="1cm" svg:x="17cm" svg:y="12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26" draw:text-style-name="P1" draw:layer="layout" svg:x1="18cm" svg:y1="13cm" svg:x2="23cm" svg:y2="13cm">
          <text:p/>
        </draw:line>
        <draw:line draw:style-name="gr26" draw:text-style-name="P1" draw:layer="layout" svg:x1="18cm" svg:y1="8cm" svg:x2="20cm" svg:y2="8cm">
          <text:p/>
        </draw:line>
        <draw:line draw:style-name="gr26" draw:text-style-name="P1" draw:layer="layout" svg:x1="23cm" svg:y1="7cm" svg:x2="23cm" svg:y2="3cm">
          <text:p/>
        </draw:line>
        <draw:custom-shape draw:style-name="gr24" draw:text-style-name="P8" draw:layer="layout" svg:width="6cm" svg:height="2cm" svg:x="20cm" svg:y="7cm">
          <text:p text:style-name="P8"><text:span text:style-name="T6">Adresse</text:span>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23cm" svg:y1="13cm" svg:x2="23cm" svg:y2="9cm">
          <text:p/>
        </draw:line>
        <draw:custom-shape draw:style-name="gr19" draw:text-style-name="P1" draw:layer="layout" svg:width="1cm" svg:height="1cm" svg:x="22cm" svg:y="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17cm" svg:y="6.5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17cm" svg:y="11.5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22cm" svg:y="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0cm" svg:y="2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26" draw:text-style-name="P1" draw:layer="layout" svg:x1="5cm" svg:y1="3cm" svg:x2="10cm" svg:y2="3cm">
          <text:p/>
        </draw:line>
        <draw:custom-shape draw:style-name="gr19" draw:text-style-name="P1" draw:layer="layout" svg:width="1cm" svg:height="1cm" svg:x="8cm" svg:y="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10cm" svg:y="3.5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0cm" svg:y="7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1" draw:layer="layout" svg:width="1cm" svg:height="1cm" svg:x="10cm" svg:y="12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26" draw:text-style-name="P1" draw:layer="layout" svg:x1="5cm" svg:y1="13cm" svg:x2="10cm" svg:y2="13cm">
          <text:p/>
        </draw:line>
        <draw:line draw:style-name="gr26" draw:text-style-name="P1" draw:layer="layout" svg:x1="8cm" svg:y1="8cm" svg:x2="10cm" svg:y2="8cm">
          <text:p/>
        </draw:line>
        <draw:line draw:style-name="gr26" draw:text-style-name="P1" draw:layer="layout" svg:x1="5cm" svg:y1="7cm" svg:x2="5cm" svg:y2="3cm">
          <text:p/>
        </draw:line>
        <draw:custom-shape draw:style-name="gr24" draw:text-style-name="P8" draw:layer="layout" svg:width="6cm" svg:height="2cm" svg:x="2cm" svg:y="7cm">
          <text:p text:style-name="P8"><text:span text:style-name="T6">Utilisateur</text:span>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5cm" svg:y1="13cm" svg:x2="5cm" svg:y2="9cm">
          <text:p/>
        </draw:line>
        <draw:custom-shape draw:style-name="gr19" draw:text-style-name="P1" draw:layer="layout" svg:width="1cm" svg:height="1cm" svg:x="5cm" svg:y="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10cm" svg:y="6.5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10cm" svg:y="11.5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5cm" svg:y="9cm">
          <text:p text:style-name="P1">1</text:p>
          <draw:enhanced-geometry svg:viewBox="0 0 21600 21600" draw:type="rectangle" draw:enhanced-path="M 0 0 L 21600 0 21600 21600 0 21600 0 0 Z N"/>
        </draw:custom-shape>
      </draw:page>
      <draw:page draw:name="modules" draw:style-name="dp1" draw:master-page-name="Standard">
        <draw:custom-shape draw:style-name="gr1" draw:text-style-name="P2" draw:layer="layout" svg:width="11cm" svg:height="1.5cm" svg:x="2cm" svg:y="11cm">
          <text:p text:style-name="P1"><text:span text:style-name="T11">Socle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5" draw:text-style-name="P1" draw:layer="layout" svg:width="2cm" svg:height="0.8cm" svg:x="2cm" svg:y="15.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2cm" svg:height="1.2cm" svg:x="2cm" svg:y="14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cm" svg:height="0.8cm" svg:x="2cm" svg:y="14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layer="layout" svg:x1="4cm" svg:y1="14.9cm" svg:x2="4cm" svg:y2="16.1cm">
              <text:p/>
            </draw:line>
            <draw:line draw:style-name="gr7" draw:layer="layout" svg:x1="2cm" svg:y1="14.9cm" svg:x2="2cm" svg:y2="16.1cm">
              <text:p/>
            </draw:line>
          </draw:g>
          <draw:frame draw:style-name="gr27" draw:text-style-name="P12" draw:layer="layout" svg:width="2cm" svg:height="0.96cm" svg:x="2cm" svg:y="15.4cm">
            <draw:text-box>
              <text:p text:style-name="P1"><text:span text:style-name="T12">Socle</text:span></text:p>
            </draw:text-box>
          </draw:frame>
        </draw:g>
        <draw:custom-shape draw:style-name="gr28" draw:text-style-name="P13" draw:layer="layout" svg:width="5.5cm" svg:height="1.5cm" draw:transform="rotate (1.5707963267949) translate (2cm 10.5cm)">
          <text:p text:style-name="P1"><text:span text:style-name="T11">Accès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9cm" svg:height="1.5cm" svg:x="4cm" svg:y="9cm">
          <text:p text:style-name="P1"><text:span text:style-name="T13">Projet Silverlight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5.5cm" svg:height="1.5cm" draw:transform="rotate (1.5707963267949) translate (4cm 8.5cm)">
          <text:p text:style-name="P1"><text:span text:style-name="T13">Module 1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5.5cm" svg:height="1.5cm" draw:transform="rotate (1.5707963267949) translate (6cm 8.5cm)">
          <text:p text:style-name="P1"><text:span text:style-name="T13">Module 2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5.5cm" svg:height="1.5cm" draw:transform="rotate (1.5707963267949) translate (9.5cm 8.5cm)">
          <text:p text:style-name="P1"><text:span text:style-name="T13">Module n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31" draw:text-style-name="P1" draw:layer="layout" svg:width="2cm" svg:height="0.8cm" svg:x="15cm" svg:y="10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" draw:layer="layout" svg:width="2cm" svg:height="1.2cm" svg:x="15cm" svg:y="9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" draw:layer="layout" svg:width="2cm" svg:height="0.8cm" svg:x="15cm" svg:y="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3" draw:layer="layout" svg:x1="17cm" svg:y1="9.4cm" svg:x2="17cm" svg:y2="10.6cm">
              <text:p/>
            </draw:line>
            <draw:line draw:style-name="gr33" draw:layer="layout" svg:x1="15cm" svg:y1="9.4cm" svg:x2="15cm" svg:y2="10.6cm">
              <text:p/>
            </draw:line>
          </draw:g>
          <draw:frame draw:style-name="gr34" draw:text-style-name="P15" draw:layer="layout" svg:width="2cm" svg:height="0.96cm" svg:x="15cm" svg:y="9.9cm">
            <draw:text-box>
              <text:p text:style-name="P1"><text:span text:style-name="T14">Appli</text:span></text:p>
            </draw:text-box>
          </draw:frame>
        </draw:g>
        <draw:line draw:style-name="gr35" draw:text-style-name="P1" draw:layer="layout" svg:x1="3cm" svg:y1="12.5cm" svg:x2="3cm" svg:y2="14.5cm">
          <text:p/>
        </draw:line>
        <draw:line draw:style-name="gr36" draw:text-style-name="P1" draw:layer="layout" svg:x1="13cm" svg:y1="10cm" svg:x2="15cm" svg:y2="10cm">
          <text:p/>
        </draw:line>
      </draw:page>
      <draw:page draw:name="MVVM" draw:style-name="dp1" draw:master-page-name="Standard">
        <draw:custom-shape draw:style-name="gr24" draw:text-style-name="P8" draw:layer="layout" svg:width="6cm" svg:height="3cm" svg:x="2cm" svg:y="2cm">
          <text:p text:style-name="P1"><text:span text:style-name="T6">View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6cm" svg:height="3cm" svg:x="14cm" svg:y="2cm">
          <text:p text:style-name="P1"><text:span text:style-name="T6">ViewModel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6cm" svg:height="3cm" svg:x="25cm" svg:y="2cm">
          <text:p text:style-name="P1"><text:span text:style-name="T6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" draw:layer="layout" svg:x1="8cm" svg:y1="3.5cm" svg:x2="14cm" svg:y2="3.5cm">
          <text:p text:style-name="P1">Bindings</text:p>
          <text:p text:style-name="P1"/>
        </draw:line>
        <draw:line draw:style-name="gr37" draw:text-style-name="P1" draw:layer="layout" svg:x1="8cm" svg:y1="4.5cm" svg:x2="14cm" svg:y2="4.5cm">
          <text:p text:style-name="P1">Commands</text:p>
          <text:p text:style-name="P1"/>
        </draw:line>
        <draw:line draw:style-name="gr38" draw:text-style-name="P1" draw:layer="layout" svg:x1="8cm" svg:y1="2.5cm" svg:x2="14cm" svg:y2="2.5cm">
          <text:p text:style-name="P1">Notification</text:p>
          <text:p text:style-name="P1"/>
        </draw:line>
        <draw:line draw:style-name="gr39" draw:text-style-name="P1" draw:layer="layout" svg:x1="20cm" svg:y1="3cm" svg:x2="24.9cm" svg:y2="3cm">
          <text:p/>
        </draw:line>
        <draw:line draw:style-name="gr40" draw:text-style-name="P1" draw:layer="layout" svg:x1="20cm" svg:y1="4cm" svg:x2="25cm" svg:y2="4cm">
          <text:p/>
        </draw:line>
      </draw:page>
      <draw:page draw:name="niveaux_administration" draw:style-name="dp1" draw:master-page-name="Standard">
        <draw:custom-shape draw:style-name="gr41" draw:text-style-name="P1" draw:layer="layout" svg:width="19cm" svg:height="11cm" svg:x="2cm" svg:y="2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42" draw:text-style-name="P16" draw:layer="layout" svg:width="7cm" svg:height="1cm" draw:transform="rotate (1.5707963267949) translate (3cm 12cm)">
            <text:p text:style-name="P1"><text:span text:style-name="T15">Client 1 <text:s text:c="2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8" draw:layer="layout" svg:width="4cm" svg:height="5cm" svg:x="4cm" svg:y="7cm">
            <text:p text:style-name="P1"><text:span text:style-name="T6">F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8" draw:layer="layout" svg:width="4cm" svg:height="2cm" svg:x="4cm" svg:y="5cm">
            <text:p text:style-name="P1"><text:span text:style-name="T6">B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2" draw:text-style-name="P16" draw:layer="layout" svg:width="7cm" svg:height="1cm" draw:transform="rotate (1.5707963267949) translate (9cm 12cm)">
            <text:p text:style-name="P1"><text:span text:style-name="T15">Client 2 <text:s text:c="2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8" draw:layer="layout" svg:width="4cm" svg:height="5cm" svg:x="10cm" svg:y="7cm">
            <text:p text:style-name="P1"><text:span text:style-name="T6">F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8" draw:layer="layout" svg:width="4cm" svg:height="2cm" svg:x="10cm" svg:y="5cm">
            <text:p text:style-name="P1"><text:span text:style-name="T6">B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2" draw:text-style-name="P16" draw:layer="layout" svg:width="7cm" svg:height="1cm" draw:transform="rotate (1.5707963267949) translate (15cm 12cm)">
            <text:p text:style-name="P1"><text:span text:style-name="T15">Client 3 <text:s text:c="2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8" draw:layer="layout" svg:width="4cm" svg:height="5cm" svg:x="16cm" svg:y="7cm">
            <text:p text:style-name="P1"><text:span text:style-name="T6">F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8" draw:layer="layout" svg:width="4cm" svg:height="2cm" svg:x="16cm" svg:y="5cm">
            <text:p text:style-name="P1"><text:span text:style-name="T6">B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3" draw:text-style-name="P3" draw:layer="layout" svg:width="18cm" svg:height="3.9cm" svg:x="2.5cm" svg:y="3cm">
          <text:p text:style-name="P1"><text:span text:style-name="T2">PGI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reporting_services" draw:style-name="dp1" draw:master-page-name="Standard">
        <draw:g>
          <draw:custom-shape draw:style-name="gr44" draw:text-style-name="P1" draw:layer="layout" svg:width="10cm" svg:height="5cm" svg:x="8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5" draw:text-style-name="P9" draw:layer="layout" svg:width="10cm" svg:height="1.7cm" svg:x="8cm" svg:y="2cm">
            <draw:text-box>
              <text:p><text:span text:style-name="T7">Reporting services</text:span></text:p>
            </draw:text-box>
          </draw:frame>
        </draw:g>
        <draw:line draw:style-name="gr46" draw:text-style-name="P17" draw:layer="layout" svg:x1="5.5cm" svg:y1="5cm" svg:x2="9cm" svg:y2="5cm">
          <text:p text:style-name="P1"><text:span text:style-name="T16">1</text:span><text:span text:style-name="T16"><text:line-break/></text:span><text:span text:style-name="T16"/></text:p>
        </draw:line>
        <draw:line draw:style-name="gr46" draw:text-style-name="P17" draw:layer="layout" svg:x1="17cm" svg:y1="5cm" svg:x2="20.5cm" svg:y2="5cm">
          <text:p text:style-name="P1"><text:span text:style-name="T16">3</text:span><text:span text:style-name="T16"><text:line-break/></text:span><text:span text:style-name="T16"/></text:p>
        </draw:line>
        <draw:line draw:style-name="gr47" draw:text-style-name="P18" draw:layer="layout" svg:x1="13cm" svg:y1="8.8cm" svg:x2="12.9cm" svg:y2="5.8cm">
          <text:p text:style-name="P1"><text:span text:style-name="T17">2</text:span><text:span text:style-name="T17"><text:line-break/></text:span><text:span text:style-name="T17"/></text:p>
        </draw:line>
        <draw:g>
          <draw:line draw:style-name="gr25" draw:text-style-name="P1" draw:layer="layout" svg:x1="21cm" svg:y1="4.1cm" svg:x2="21cm" svg:y2="6.5cm">
            <text:p/>
          </draw:line>
          <draw:line draw:style-name="gr25" draw:text-style-name="P1" draw:layer="layout" svg:x1="23cm" svg:y1="3.5cm" svg:x2="23cm" svg:y2="6.5cm">
            <text:p/>
          </draw:line>
          <draw:line draw:style-name="gr25" draw:text-style-name="P1" draw:layer="layout" svg:x1="21cm" svg:y1="6.5cm" svg:x2="23cm" svg:y2="6.5cm">
            <text:p/>
          </draw:line>
          <draw:line draw:style-name="gr25" draw:text-style-name="P1" draw:layer="layout" svg:x1="21.667cm" svg:y1="3.5cm" svg:x2="23cm" svg:y2="3.5cm">
            <text:p/>
          </draw:line>
          <draw:line draw:style-name="gr25" draw:text-style-name="P1" draw:layer="layout" svg:x1="21.667cm" svg:y1="3.5cm" svg:x2="21cm" svg:y2="4.1cm">
            <text:p/>
          </draw:line>
          <draw:line draw:style-name="gr25" draw:text-style-name="P1" draw:layer="layout" svg:x1="21.667cm" svg:y1="3.5cm" svg:x2="21.667cm" svg:y2="4.1cm">
            <text:p/>
          </draw:line>
          <draw:line draw:style-name="gr25" draw:text-style-name="P1" draw:layer="layout" svg:x1="21.667cm" svg:y1="4.1cm" svg:x2="21cm" svg:y2="4.1cm">
            <text:p/>
          </draw:line>
          <draw:g>
            <draw:line draw:style-name="gr48" draw:text-style-name="P1" draw:layer="layout" svg:x1="21.333cm" svg:y1="5.9cm" svg:x2="22.666cm" svg:y2="5.9cm">
              <text:p/>
            </draw:line>
            <draw:line draw:style-name="gr48" draw:text-style-name="P1" draw:layer="layout" svg:x1="21.333cm" svg:y1="6.2cm" svg:x2="22.666cm" svg:y2="6.2cm">
              <text:p/>
            </draw:line>
            <draw:line draw:style-name="gr48" draw:text-style-name="P1" draw:layer="layout" svg:x1="21.333cm" svg:y1="5.6cm" svg:x2="22.666cm" svg:y2="5.6cm">
              <text:p/>
            </draw:line>
            <draw:line draw:style-name="gr48" draw:text-style-name="P1" draw:layer="layout" svg:x1="21.333cm" svg:y1="5.3cm" svg:x2="22.666cm" svg:y2="5.3cm">
              <text:p/>
            </draw:line>
            <draw:line draw:style-name="gr48" draw:text-style-name="P1" draw:layer="layout" svg:x1="21.333cm" svg:y1="5cm" svg:x2="22.666cm" svg:y2="5cm">
              <text:p/>
            </draw:line>
            <draw:line draw:style-name="gr48" draw:text-style-name="P1" draw:layer="layout" svg:x1="21.667cm" svg:y1="4.7cm" svg:x2="22.667cm" svg:y2="4.7cm">
              <text:p/>
            </draw:line>
            <draw:line draw:style-name="gr48" draw:text-style-name="P1" draw:layer="layout" svg:x1="21.667cm" svg:y1="4.4cm" svg:x2="22.667cm" svg:y2="4.4cm">
              <text:p/>
            </draw:line>
          </draw:g>
        </draw:g>
        <draw:g>
          <draw:g>
            <draw:custom-shape draw:style-name="gr49" draw:text-style-name="P1" draw:layer="layout" svg:width="2cm" svg:height="1cm" svg:x="12cm" svg:y="10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0" draw:text-style-name="P1" draw:layer="layout" svg:width="2cm" svg:height="1.5cm" svg:x="12cm" svg:y="9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1" draw:layer="layout" svg:width="2cm" svg:height="1cm" svg:x="12cm" svg:y="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1" draw:layer="layout" svg:x1="14cm" svg:y1="9.5cm" svg:x2="14cm" svg:y2="11cm">
              <text:p/>
            </draw:line>
            <draw:line draw:style-name="gr51" draw:layer="layout" svg:x1="12cm" svg:y1="9.5cm" svg:x2="12cm" svg:y2="11cm">
              <text:p/>
            </draw:line>
          </draw:g>
          <draw:frame draw:style-name="gr52" draw:text-style-name="P1" draw:layer="layout" svg:width="2cm" svg:height="1.45cm" svg:x="12cm" svg:y="10cm">
            <draw:text-box>
              <text:p text:style-name="P1">BDD</text:p>
            </draw:text-box>
          </draw:frame>
        </draw:g>
        <draw:frame draw:style-name="gr53" draw:text-style-name="P20" draw:layer="layout" svg:width="3.5cm" svg:height="2cm" svg:x="2cm" svg:y="4cm">
          <draw:text-box>
            <text:p text:style-name="P19"><text:span text:style-name="T18">URL</text:span></text:p>
          </draw:text-box>
        </draw:frame>
      </draw:page>
      <draw:page draw:name="utilisateur_profils_droits" draw:style-name="dp1" draw:master-page-name="Standard">
        <draw:custom-shape draw:style-name="gr24" draw:text-style-name="P8" draw:layer="layout" svg:width="6cm" svg:height="2cm" svg:x="2cm" svg:y="2cm">
          <text:p text:style-name="P1"><text:span text:style-name="T6">Utilisateur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6cm" svg:height="2cm" svg:x="2cm" svg:y="7cm">
          <text:p text:style-name="P1"><text:span text:style-name="T6">Profil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6cm" svg:height="2cm" svg:x="2cm" svg:y="12cm">
          <text:p text:style-name="P1"><text:span text:style-name="T6">Dro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cm" svg:height="1cm" svg:x="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1" draw:layer="layout" svg:x1="5cm" svg:y1="5cm" svg:x2="5cm" svg:y2="7cm">
          <text:p/>
        </draw:line>
        <draw:custom-shape draw:style-name="gr3" draw:text-style-name="P1" draw:layer="layout" svg:width="1cm" svg:height="1cm" svg:x="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1" draw:layer="layout" svg:x1="5cm" svg:y1="10cm" svg:x2="5cm" svg:y2="12cm">
          <text:p/>
        </draw:line>
      </draw:page>
      <draw:page draw:name="WCF_RIA_Services" draw:style-name="dp1" draw:master-page-name="Standard">
        <draw:custom-shape draw:style-name="gr54" draw:text-style-name="P1" draw:layer="layout" svg:width="7cm" svg:height="4cm" svg:x="2cm" svg:y="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7cm" svg:height="4cm" svg:x="13cm" svg:y="4cm">
          <text:p/>
          <draw:enhanced-geometry svg:viewBox="0 0 21600 21600" draw:type="rectangle" draw:enhanced-path="M 0 0 L 21600 0 21600 21600 0 21600 0 0 Z N"/>
        </draw:custom-shape>
        <draw:line draw:style-name="gr37" draw:text-style-name="P8" draw:layer="layout" svg:x1="9cm" svg:y1="7cm" svg:x2="13cm" svg:y2="7cm">
          <text:p text:style-name="P1"><text:span text:style-name="T6">WCF</text:span><text:span text:style-name="T6"><text:line-break/></text:span><text:span text:style-name="T6"/></text:p>
        </draw:line>
        <draw:custom-shape draw:style-name="gr56" draw:text-style-name="P1" draw:layer="layout" svg:width="2cm" svg:height="3cm" svg:x="6.5cm" svg:y="4.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cm" svg:height="3cm" svg:x="13.5cm" svg:y="4.5cm">
          <text:p/>
          <draw:enhanced-geometry svg:viewBox="0 0 21600 21600" draw:type="rectangle" draw:enhanced-path="M 0 0 L 21600 0 21600 21600 0 21600 0 0 Z N"/>
        </draw:custom-shape>
        <draw:frame draw:style-name="gr58" draw:text-style-name="P21" draw:layer="layout" svg:width="4cm" svg:height="1.365cm" svg:x="2cm" svg:y="6.635cm">
          <draw:text-box>
            <text:p><text:span text:style-name="T2">Client</text:span></text:p>
          </draw:text-box>
        </draw:frame>
        <draw:frame draw:style-name="gr59" draw:text-style-name="P22" draw:layer="layout" svg:width="3.842cm" svg:height="1.365cm" svg:x="16.158cm" svg:y="6.635cm">
          <draw:text-box>
            <text:p><text:span text:style-name="T1">Serveur</text:span></text:p>
          </draw:text-box>
        </draw:frame>
        <draw:frame draw:style-name="gr60" draw:text-style-name="P23" draw:layer="layout" svg:width="4cm" svg:height="1.365cm" svg:x="9cm" svg:y="1.8cm">
          <draw:text-box>
            <text:p><text:span text:style-name="T5">RIA</text:span></text:p>
          </draw:text-box>
        </draw:frame>
        <draw:custom-shape draw:style-name="gr61" draw:text-style-name="P1" draw:layer="layout" svg:width="5cm" svg:height="3cm" svg:x="8.5cm" svg:y="3cm">
          <text:p/>
          <draw:enhanced-geometry svg:viewBox="0 0 21600 21600" draw:mirror-horizontal="true" draw:text-areas="0 0 21600 21600" draw:type="circular-arrow" draw:modifiers="180 -13.479099687609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r" fo:country="FR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1T20:02:27.844000000</meta:creation-date>
    <meta:generator>LibreOffice/4.1.0.4$Windows_x86 LibreOffice_project/89ea49ddacd9aa532507cbf852f2bb22b1ace28</meta:generator>
    <dc:date>2013-09-04T21:23:18.965000000</dc:date>
    <meta:editing-duration>PT4H17M5S</meta:editing-duration>
    <meta:editing-cycles>60</meta:editing-cycles>
    <meta:document-statistic meta:object-count="189"/>
  </office:meta>
</office:document-meta>
</file>